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1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center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37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37">
      <style:table-cell-properties fo:background-color="#ff99ff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Arial"/>
    </style:style>
    <style:style style:name="ce16" style:family="table-cell" style:parent-style-name="Default" style:data-style-name="N37">
      <style:table-cell-properties fo:background-color="#ff99ff" fo:border="0.06pt solid #000000"/>
    </style:style>
    <style:style style:name="ce17" style:family="table-cell" style:parent-style-name="Default" style:data-style-name="N37">
      <style:table-cell-properties fo:background-color="#ff99ff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37">
      <style:table-cell-properties fo:background-color="#ff99ff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44"/>
    <style:style style:name="ce21" style:family="table-cell" style:parent-style-name="Default">
      <style:table-cell-properties fo:background-color="transparent" fo:border="0.06pt solid #000000"/>
      <style:text-properties style:font-name="Arial"/>
    </style:style>
    <style:style style:name="ce22" style:family="table-cell" style:parent-style-name="Default">
      <style:table-cell-properties fo:background-color="transparent"/>
      <style:text-properties style:font-name="Arial"/>
    </style:style>
    <style:style style:name="ce23" style:family="table-cell" style:parent-style-name="Default">
      <style:table-cell-properties fo:background-color="#ffcc00" fo:border="0.06pt solid #000000"/>
    </style:style>
    <style:style style:name="ce24" style:family="table-cell" style:parent-style-name="Default">
      <style:table-cell-properties fo:background-color="#ccff00" fo:border="0.06pt solid #000000"/>
    </style:style>
    <style:style style:name="ce25" style:family="table-cell" style:parent-style-name="Default">
      <style:table-cell-properties fo:background-color="#ff9999" fo:border="0.06pt solid #000000"/>
    </style:style>
    <style:style style:name="ce26" style:family="table-cell" style:parent-style-name="Default">
      <style:table-cell-properties fo:background-color="#99ff33" fo:border="0.06pt solid #000000"/>
    </style:style>
    <style:style style:name="ce27" style:family="table-cell" style:parent-style-name="Default">
      <style:table-cell-properties fo:background-color="#ccff00"/>
    </style:style>
    <style:style style:name="ce28" style:family="table-cell" style:parent-style-name="Default">
      <style:table-cell-properties fo:background-color="#ffcc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 style:data-style-name="N37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AC</text:p>
          </table:table-cell>
          <table:table-cell table:style-name="ce1" office:value-type="string" calcext:value-type="string">
            <text:p>RUT</text:p>
          </table:table-cell>
          <table:table-cell table:style-name="ce1" office:value-type="string" calcext:value-type="string">
            <text:p>PRODUCTO SSPP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table:style-name="ce2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328614-9</text:p>
          </table:table-cell>
          <table:table-cell office:value-type="string" calcext:value-type="string">
            <text:p>tv full hd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4" office:value-type="date" office:date-value="2017-05-26" calcext:value-type="date">
            <text:p>05/26/17</text:p>
          </table:table-cell>
          <table:table-cell table:style-name="ce7" office:value-type="string" calcext:value-type="string">
            <text:p>ACARAA</text:p>
          </table:table-cell>
          <table:table-cell table:style-name="ce9" office:value-type="string" calcext:value-type="string">
            <text:p>3630789-7</text:p>
          </table:table-cell>
          <table:table-cell table:style-name="ce7" office:value-type="string" calcext:value-type="string">
            <text:p>pti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2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sva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sva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/>
          <table:table-cell table:style-name="ce8"/>
          <table:table-cell table:number-columns-repeated="2"/>
          <table:table-cell table:style-name="ce12"/>
        </table:table-row>
        <table:table-row table:style-name="ro1">
          <table:table-cell table:style-name="ce6"/>
          <table:table-cell table:number-columns-repeated="3"/>
          <table:table-cell table:style-name="ce12"/>
        </table:table-row>
        <table:table-row table:style-name="ro1" table:number-rows-repeated="5">
          <table:table-cell table:number-columns-repeated="4"/>
          <table:table-cell table:style-name="ce12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ce3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2" table:default-cell-style-name="ce8"/>
        <table:table-row table:style-name="ro1">
          <table:table-cell table:style-name="ce1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5"/>
          <table:table-cell table:style-name="ce10" office:value-type="string" calcext:value-type="string">
            <text:p>CAMBIO DE CODIGO</text:p>
          </table:table-cell>
          <table:table-cell table:style-name="ce6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14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5"/>
          <table:table-cell table:style-name="ce10" office:value-type="string" calcext:value-type="string">
            <text:p>CAMBIO DE CODIGO</text:p>
          </table:table-cell>
          <table:table-cell table:style-name="ce6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14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5"/>
          <table:table-cell table:style-name="ce10" office:value-type="string" calcext:value-type="string">
            <text:p>CAMBIO DE CODIGO</text:p>
          </table:table-cell>
          <table:table-cell table:style-name="ce6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14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table:style-name="ce6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14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table:style-name="ce6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15" office:value-type="date" office:date-value="2017-05-13" calcext:value-type="date">
            <text:p>05/13/17</text:p>
          </table:table-cell>
          <table:table-cell table:style-name="ce21" office:value-type="string" calcext:value-type="string">
            <text:p>ACARAA</text:p>
          </table:table-cell>
          <table:table-cell table:style-name="ce22" office:value-type="string" calcext:value-type="string">
            <text:p>3630789-7</text:p>
          </table:table-cell>
          <table:table-cell table:style-name="ce21" office:value-type="string" calcext:value-type="string">
            <text:p>pti</text:p>
          </table:table-cell>
          <table:table-cell/>
          <table:table-cell table:style-name="ce10" office:value-type="string" calcext:value-type="string">
            <text:p>CAMBIO DE CODIGO</text:p>
          </table:table-cell>
          <table:table-cell table:style-name="ce21" office:value-type="string" calcext:value-type="string">
            <text:p>gabrielapobleten@yahoo.es</text:p>
          </table:table-cell>
          <table:table-cell table:style-name="ce21" office:value-type="float" office:value="110165805" calcext:value-type="float">
            <text:p>110165805</text:p>
          </table:table-cell>
          <table:table-cell table:style-name="ce21" office:value-type="float" office:value="22325629" calcext:value-type="float">
            <text:p>22325629</text:p>
          </table:table-cell>
        </table:table-row>
        <table:table-row table:style-name="ro1">
          <table:table-cell table:style-name="ce16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uben.vargas@itatour.cl</text:p>
          </table:table-cell>
          <table:table-cell office:value-type="string" calcext:value-type="string">
            <text:p><text:s/>a025871294</text:p>
          </table:table-cell>
          <table:table-cell table:style-name="Default" office:value-type="float" office:value="990004055" calcext:value-type="float">
            <text:p>990004055</text:p>
          </table:table-cell>
        </table:table-row>
        <table:table-row table:style-name="ro2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paolo.gallardo.g@gmail" xlink:type="simple">paolo.gallardo.g@gmail</text:a>.com</text:p>
          </table:table-cell>
          <table:table-cell table:number-columns-repeated="2" office:value-type="string" calcext:value-type="string">
            <text:p>a029667784</text:p>
          </table:table-cell>
        </table:table-row>
        <table:table-row table:style-name="ro2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vsilvacastillo30@gmail.com" xlink:type="simple">vsilvacastillo30@gmail.com</text:a></text:p>
          </table:table-cell>
          <table:table-cell table:number-columns-repeated="2" table:style-name="Default" office:value-type="float" office:value="110055220" calcext:value-type="float">
            <text:p>110055220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marcoantonioreyesc4@gmail.com</text:p>
          </table:table-cell>
          <table:table-cell table:style-name="Default" office:value-type="float" office:value="110632483" calcext:value-type="float">
            <text:p>110632483</text:p>
          </table:table-cell>
          <table:table-cell table:style-name="Default"/>
        </table:table-row>
        <table:table-row table:style-name="ro1">
          <table:table-cell table:style-name="ce17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<text:s/>13417395-5</text:p>
          </table:table-cell>
          <table:table-cell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prissiya46@gmail.com</text:p>
          </table:table-cell>
          <table:table-cell table:style-name="Default" office:value-type="float" office:value="102272851" calcext:value-type="float">
            <text:p>102272851</text:p>
          </table:table-cell>
          <table:table-cell table:style-name="Default"/>
        </table:table-row>
        <table:table-row table:style-name="ro1">
          <table:table-cell table:style-name="ce1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katherine.audiom@gmail.com</text:p>
          </table:table-cell>
          <table:table-cell table:style-name="Default" office:value-type="float" office:value="103379004" calcext:value-type="float">
            <text:p>103379004</text:p>
          </table:table-cell>
          <table:table-cell table:style-name="Default" office:value-type="float" office:value="954140198" calcext:value-type="float">
            <text:p>954140198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oscarrecabarren1@hot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style-name="Default" office:value-type="string" calcext:value-type="string">
            <text:p>//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23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23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3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table:number-columns-repeated="2"/>
          <table:table-cell office:value-type="string" calcext:value-type="string">
            <text:p>sergio.millan@hotmail.com</text:p>
          </table:table-cell>
          <table:table-cell table:style-name="Default" office:value-type="float" office:value="108856340" calcext:value-type="float">
            <text:p>108856340</text:p>
          </table:table-cell>
          <table:table-cell table:style-name="Default" office:value-type="float" office:value="951027672" calcext:value-type="float">
            <text:p>951027672</text:p>
          </table:table-cell>
        </table:table-row>
        <table:table-row table:style-name="ro4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ennifer_meli18@hotmail.com</text:p>
          </table:table-cell>
          <table:table-cell table:style-name="Default" office:value-type="float" office:value="110210512" calcext:value-type="float">
            <text:p>110210512</text:p>
          </table:table-cell>
          <table:table-cell table:style-name="Default" office:value-type="float" office:value="975447035" calcext:value-type="float">
            <text:p>975447035</text:p>
          </table:table-cell>
        </table:table-row>
        <table:table-row table:style-name="ro2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<text:a xlink:href="mailto:r.rodrigues.perot@gmail.com" xlink:type="simple">r.rodrigues.perot@gmail.com</text:a></text:p>
          </table:table-cell>
          <table:table-cell office:value-type="float" office:value="104349594" calcext:value-type="float">
            <text:p>104349594</text:p>
          </table:table-cell>
          <table:table-cell office:value-type="float" office:value="988219741" calcext:value-type="float">
            <text:p>98821974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aurelio.astroza@usach.cl</text:p>
          </table:table-cell>
          <table:table-cell office:value-type="string" calcext:value-type="string">
            <text:p>a029311931</text:p>
          </table:table-cell>
          <table:table-cell office:value-type="float" office:value="967597075" calcext:value-type="float">
            <text:p>967597075</text:p>
          </table:table-cell>
        </table:table-row>
        <table:table-row table:style-name="ro2">
          <table:table-cell table:style-name="ce18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number-columns-repeated="2"/>
          <table:table-cell office:value-type="string" calcext:value-type="string">
            <text:p><text:a xlink:href="mailto:piera.h.ravanal@gmail.com" xlink:type="simple">piera.h.ravanal@gmail.com</text:a></text:p>
          </table:table-cell>
          <table:table-cell office:value-type="float" office:value="110435749" calcext:value-type="float">
            <text:p>110435749</text:p>
          </table:table-cell>
          <table:table-cell office:value-type="float" office:value="983419973" calcext:value-type="float">
            <text:p>983419973</text:p>
          </table:table-cell>
        </table:table-row>
        <table:table-row table:style-name="ro1">
          <table:table-cell table:style-name="ce5"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24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cristobalmora@hotmail.es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24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table:style-name="ce24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marlonlarasc@gmail.com</text:p>
          </table:table-cell>
          <table:table-cell office:value-type="string" calcext:value-type="string">
            <text:p>*</text:p>
          </table:table-cell>
          <table:table-cell office:value-type="float" office:value="957425514" calcext:value-type="float">
            <text:p>95742551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susana.rodriguez@gmail.com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24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EDONOSOTOLOZA@HOtmail.com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24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table:style-name="ce24"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jmartinez.diaz@live.com</text:p>
          </table:table-cell>
          <table:table-cell office:value-type="float" office:value="106150892" calcext:value-type="float">
            <text:p>106150892</text:p>
          </table:table-cell>
          <table:table-cell office:value-type="float" office:value="942711477" calcext:value-type="float">
            <text:p>94271147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25" office:value-type="string" calcext:value-type="string">
            <text:p>mega120</text:p>
          </table:table-cell>
          <table:table-cell/>
          <table:table-cell office:value-type="string" calcext:value-type="string">
            <text:p>No quiere que le instalen</text:p>
          </table:table-cell>
          <table:table-cell office:value-type="string" calcext:value-type="string">
            <text:p>streetmaxy@gmail.com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25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2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24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jjhoyos@adsl.tie.cl" xlink:type="simple">jjhoyos@adsl.tie.cl</text:a>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24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305111-k</text:p>
          </table:table-cell>
          <table:table-cell table:style-name="ce24" office:value-type="string" calcext:value-type="string">
            <text:p>tv hogar</text:p>
          </table:table-cell>
          <table:table-cell table:number-columns-repeated="2"/>
          <table:table-cell office:value-type="string" calcext:value-type="string">
            <text:p>miryamreyesarancivia@gmail.com</text:p>
          </table:table-cell>
          <table:table-cell office:value-type="float" office:value="110247436" calcext:value-type="float">
            <text:p>110247436</text:p>
          </table:table-cell>
          <table:table-cell office:value-type="float" office:value="997976870" calcext:value-type="float">
            <text:p>997976870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24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rmecanica@gmail.com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24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table:style-name="ce24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felipe.campos.ma@gmail.com</text:p>
          </table:table-cell>
          <table:table-cell office:value-type="float" office:value="101722234" calcext:value-type="float">
            <text:p>101722234</text:p>
          </table:table-cell>
          <table:table-cell office:value-type="float" office:value="982466618" calcext:value-type="float">
            <text:p>982466618</text:p>
          </table:table-cell>
        </table:table-row>
        <table:table-row table:style-name="ro1">
          <table:table-cell table:style-name="ce19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24" office:value-type="string" calcext:value-type="string">
            <text:p>tvhd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24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24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40" calcext:value-type="float">
            <text:p>200862440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table:style-name="ce18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24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float" office:value="966885941" calcext:value-type="float">
            <text:p>96688594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24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24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float" office:value="944992631" calcext:value-type="float">
            <text:p>94499263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24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3" office:value-type="string" calcext:value-type="string">
            <text:p>15378672-0</text:p>
          </table:table-cell>
          <table:table-cell table:style-name="ce2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pthirysaez@gmail.com</text:p>
          </table:table-cell>
          <table:table-cell table:style-name="ce29" office:value-type="float" office:value="101882576" calcext:value-type="float">
            <text:p>101882576</text:p>
          </table:table-cell>
          <table:table-cell table:style-name="Default" office:value-type="float" office:value="978979952" calcext:value-type="float">
            <text:p>978979952</text:p>
          </table:table-cell>
        </table:table-row>
        <table:table-row table:style-name="ro2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table:style-name="ce24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claudiobarria07@gmail.com" xlink:type="simple">claudiobarria07@gmail.com</text:a></text:p>
          </table:table-cell>
          <table:table-cell office:value-type="float" office:value="106333596" calcext:value-type="float">
            <text:p>106333596</text:p>
          </table:table-cell>
          <table:table-cell office:value-type="float" office:value="998832294" calcext:value-type="float">
            <text:p>998832294</text:p>
          </table:table-cell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27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EDROMARAMBIO@AIVSOLUCIONES.CL</text:p>
          </table:table-cell>
          <table:table-cell office:value-type="string" calcext:value-type="string">
            <text:p>A031444814 </text:p>
          </table:table-cell>
          <table:table-cell office:value-type="float" office:value="994376450" calcext:value-type="float">
            <text:p>99437645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27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27" office:value-type="string" calcext:value-type="string">
            <text:p>pti60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table:style-name="ce27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toledocast@hotmail.com</text:p>
          </table:table-cell>
          <table:table-cell office:value-type="string" calcext:value-type="string">
            <text:p>a024395892</text:p>
          </table:table-cell>
          <table:table-cell office:value-type="float" office:value="995476806" calcext:value-type="float">
            <text:p>995476806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27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2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table:style-name="ce2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orgesilvajose@hotmail.com</text:p>
          </table:table-cell>
          <table:table-cell office:value-type="float" office:value="600954799" calcext:value-type="float">
            <text:p>600954799</text:p>
          </table:table-cell>
          <table:table-cell office:value-type="float" office:value="941131097" calcext:value-type="float">
            <text:p>941131097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table:style-name="ce2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brayanve15252@gmail.com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2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davidmartinezcarmona1@gmail.com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27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table:style-name="ce27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oscar.munoz@hotmail.com</text:p>
          </table:table-cell>
          <table:table-cell office:value-type="string" calcext:value-type="string">
            <text:p>P06067323</text:p>
          </table:table-cell>
          <table:table-cell office:value-type="float" office:value="962358189" calcext:value-type="float">
            <text:p>962358189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table:style-name="ce28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hernandezignacio1999@gmail.com</text:p>
          </table:table-cell>
          <table:table-cell office:value-type="string" calcext:value-type="string">
            <text:p>a030702129</text:p>
          </table:table-cell>
          <table:table-cell office:value-type="float" office:value="954415755" calcext:value-type="float">
            <text:p>954415755</text:p>
          </table:table-cell>
        </table:table-row>
        <table:table-row table:style-name="ro2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27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<text:a xlink:href="mailto:duranmichel86@hotmail.com" xlink:type="simple">duranmichel86@hotmail.com</text:a></text:p>
          </table:table-cell>
          <table:table-cell office:value-type="float" office:value="200878517" calcext:value-type="float">
            <text:p>200878517</text:p>
          </table:table-cell>
          <table:table-cell office:value-type="float" office:value="31068412" calcext:value-type="float">
            <text:p>31068412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27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27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0" office:value-type="time" office:time-value="PT68H44M00S" calcext:value-type="time">
            <text:p>68:44:00</text:p>
          </table:table-cell>
          <table:table-cell table:number-columns-repeated="6"/>
          <table:table-cell table:style-name="Default" table:number-columns-repeated="2"/>
        </table:table-row>
      </table:table>
      <table:table table:name="Sheet3" table:style-name="ta1" table:print="false">
        <table:table-column table:style-name="co5" table:default-cell-style-name="ce5"/>
        <table:table-column table:style-name="co2" table:number-columns-repeated="7" table:default-cell-style-name="Default"/>
        <table:table-row table:style-name="ro1">
          <table:table-cell table:style-name="ce30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31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cdf</text:p>
          </table:table-cell>
          <table:table-cell table:number-columns-repeated="2"/>
          <table:table-cell table:style-name="ce8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8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8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9561225" calcext:value-type="float">
            <text:p>109561225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00812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1725059" calcext:value-type="float">
            <text:p>101725059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86213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31493838</text:p>
          </table:table-cell>
        </table:table-row>
        <table:table-row table:style-name="ro1">
          <table:table-cell table:style-name="ce31" office:value-type="date" office:date-value="2017-05-28" calcext:value-type="date">
            <text:p>05/28/17</text:p>
          </table:table-cell>
          <table:table-cell table:style-name="ce32" office:value-type="string" calcext:value-type="string">
            <text:p>ACARAA</text:p>
          </table:table-cell>
          <table:table-cell table:style-name="ce9" office:value-type="string" calcext:value-type="string">
            <text:p>3630789-7</text:p>
          </table:table-cell>
          <table:table-cell/>
          <table:table-cell table:style-name="ce32" office:value-type="string" calcext:value-type="string">
            <text:p>equipo inalambrico</text:p>
          </table:table-cell>
          <table:table-cell table:number-columns-repeated="2"/>
          <table:table-cell table:style-name="ce32" office:value-type="float" office:value="110165805" calcext:value-type="float">
            <text:p>110165805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/>
          <table:table-cell office:value-type="string" calcext:value-type="string">
            <text:p>asitencia vtr</text:p>
          </table:table-cell>
          <table:table-cell table:number-columns-repeated="2"/>
          <table:table-cell office:value-type="float" office:value="200813985" calcext:value-type="float">
            <text:p>200813985</text:p>
          </table:table-cell>
        </table:table-row>
        <table:table-row table:style-name="ro1">
          <table:table-cell table:style-name="ce31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hbo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fox mas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5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office:value-type="float" office:value="108856340" calcext:value-type="float">
            <text:p>108856340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10210512" calcext:value-type="float">
            <text:p>110210512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629436-3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8" office:value-type="float" office:value="103870122" calcext:value-type="float">
            <text:p>103870122</text:p>
          </table:table-cell>
        </table:table-row>
        <table:table-row table:style-name="ro1">
          <table:table-cell table:style-name="ce31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6019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8" office:value-type="string" calcext:value-type="string">
            <text:p>A021710108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110042-4</text:p>
          </table:table-cell>
          <table:table-cell/>
          <table:table-cell office:value-type="string" calcext:value-type="string">
            <text:p>extensor wifi full</text:p>
          </table:table-cell>
          <table:table-cell table:number-columns-repeated="2"/>
          <table:table-cell table:style-name="ce8" office:value-type="float" office:value="103672826" calcext:value-type="float">
            <text:p>103672826</text:p>
          </table:table-cell>
        </table:table-row>
        <table:table-row table:style-name="ro1">
          <table:table-cell table:style-name="ce31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8" office:value-type="float" office:value="108250285" calcext:value-type="float">
            <text:p>108250285</text:p>
          </table:table-cell>
        </table:table-row>
        <table:table-row table:style-name="ro1">
          <table:table-cell table:style-name="ce31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8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659130-1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8" office:value-type="string" calcext:value-type="string">
            <text:p>a030922862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number-columns-repeated="2"/>
          <table:table-cell table:style-name="ce8" office:value-type="float" office:value="511782770" calcext:value-type="float">
            <text:p>511782770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8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tv ha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8" office:value-type="float" office:value="200878517" calcext:value-type="float">
            <text:p>2008785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8" office:value-type="float" office:value="200878517" calcext:value-type="float">
            <text:p>200878517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4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C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-</number:text>
      <number:month number:style="long"/>
      <number:text>-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4:29:05.670695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1M24S</meta:editing-duration>
    <meta:editing-cycles>32</meta:editing-cycles>
    <meta:generator>LibreOffice/5.2.2.2$Linux_X86_64 LibreOffice_project/20m0$Build-2</meta:generator>
    <dc:date>2017-06-18T15:24:04.531810935</dc:date>
    <meta:document-statistic meta:table-count="5" meta:cell-count="674" meta:object-count="0"/>
    <meta:user-defined meta:name="Info 1"/>
    <meta:user-defined meta:name="Info 2"/>
    <meta:user-defined meta:name="Info 3"/>
    <meta:user-defined meta:name="Info 4"/>
  </office:meta>
</office:document-meta>
</file>